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VERSIONES VETERINARIAS MUNDO ANIMAL E .I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LIVA CERNA, MARIA ELE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LVARADO TAICA, ANTONI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8024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21:49:0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